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7c21" officeooo:paragraph-rsid="00047c21"/>
    </style:style>
    <style:style style:name="P2" style:family="paragraph" style:parent-style-name="Standard" style:list-style-name="L1">
      <style:text-properties officeooo:rsid="00047c21" officeooo:paragraph-rsid="00047c21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9pt" officeooo:rsid="00047c21" officeooo:paragraph-rsid="00047c21" style:font-size-asian="9pt" style:font-size-complex="9pt"/>
    </style:style>
    <style:style style:name="P5" style:family="paragraph" style:parent-style-name="Standard" style:list-style-name="L2">
      <style:text-properties fo:font-size="12pt" officeooo:rsid="00047c21" officeooo:paragraph-rsid="00047c21" style:font-size-asian="12pt" style:font-size-complex="12pt"/>
    </style:style>
    <style:style style:name="P6" style:family="paragraph" style:parent-style-name="Standard" style:list-style-name="L4">
      <style:text-properties fo:font-size="12pt" officeooo:rsid="00047c21" officeooo:paragraph-rsid="00047c21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ulnerable page: <text:a xlink:type="simple" xlink:href="https://github.com/stamparm/DSVW/blob/master/dsvw.py" text:style-name="Internet_20_link" text:visited-style-name="Visited_20_Internet_20_Link">https://github.com/stamparm/DSVW/blob/master/dsvw.py</text:a></text:p>
      <text:p text:style-name="P1"/>
      <text:list xml:id="list2811777275" text:style-name="L1">
        <text:list-item>
          <text:p text:style-name="P2">Script 01_web_pen</text:p>
        </text:list-item>
      </text:list>
      <text:p text:style-name="P3">GET 200 OK</text:p>
      <text:p text:style-name="P3">POST 501 Unsupported method ('POST')</text:p>
      <text:p text:style-name="P3">PUT 501 Unsupported method ('PUT')</text:p>
      <text:p text:style-name="P3">DELETE 501 Unsupported method ('DELETE')</text:p>
      <text:p text:style-name="P3">OPTIONS 501 Unsupported method ('OPTIONS')</text:p>
      <text:p text:style-name="P3">TRACE 501 Unsupported method ('TRACE')</text:p>
      <text:p text:style-name="P3">TEST 501 Unsupported method ('TEST')</text:p>
      <text:list xml:id="list3520553847" text:style-name="L2">
        <text:list-item>
          <text:p text:style-name="P5">Script 02_req</text:p>
        </text:list-item>
      </text:list>
      <text:p text:style-name="P4">Server: BaseHTTP/0.6 Python/3.8.2</text:p>
      <text:p text:style-name="P4">Date: Tue, 26 Jan 2021 13:31:09 GMT</text:p>
      <text:p text:style-name="P4">Via: Not found</text:p>
      <text:p text:style-name="P4">X-Powered-By: Not found</text:p>
      <text:p text:style-name="P4">X-Country-Code: Not found</text:p>
      <text:list xml:id="list2033426048" text:style-name="L4">
        <text:list-item>
          <text:p text:style-name="P6">Script 03_web_req</text:p>
        </text:list-item>
      </text:list>
      <text:p text:style-name="P4">X-XSS-Protection not set properly, XSS may be possible: 0</text:p>
      <text:p text:style-name="P4">X-Content-Type-Options not set</text:p>
      <text:p text:style-name="P4">HSTS header not set, MITM attacks may be possible</text:p>
      <text:p text:style-name="P4">Content-Security-Policy missing</text:p>
      <text:list xml:id="list143334975940896" text:continue-numbering="true" text:style-name="L4">
        <text:list-item>
          <text:p text:style-name="P6">Script 04_auth</text:p>
        </text:list-item>
      </text:list>
      <text:p text:style-name="P4">Login successful, password: text1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4:29:05.651867613</meta:creation-date>
    <dc:date>2021-01-26T14:33:32.815297574</dc:date>
    <meta:editing-duration>PT4M31S</meta:editing-duration>
    <meta:editing-cycles>1</meta:editing-cycles>
    <meta:document-statistic meta:table-count="0" meta:image-count="0" meta:object-count="0" meta:page-count="1" meta:paragraph-count="22" meta:word-count="94" meta:character-count="703" meta:non-whitespace-character-count="635"/>
    <meta:generator>LibreOffice/6.1.5.2$Linux_X86_64 LibreOffice_project/10$Build-2</meta:generator>
  </office:meta>
</office:document-meta>
</file>